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-Italic" svg:font-family="Calibri-Italic" style:font-family-generic="system" svg:panose-1="0 0 0 0 0 0 0 0 0 0"/>
    <style:font-face style:name="Calibri-Bold" svg:font-family="Calibri-Bold" style:font-family-generic="system" svg:panose-1="0 0 0 0 0 0 0 0 0 0"/>
    <style:font-face style:name="SymbolMT" svg:font-family="SymbolMT" style:font-family-generic="swiss" svg:panose-1="0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style:text-autospace="none" fo:margin-bottom="0in" fo:line-height="150%"/>
      <style:text-properties style:font-name="Calibri-Italic" style:font-name-complex="Calibri-Italic" fo:font-style="italic" style:font-style-asian="italic" style:font-style-complex="italic" fo:color="#000000" style:letter-kerning="false" fo:font-size="10pt" style:font-size-asian="10pt" style:font-size-complex="10pt"/>
    </style:style>
    <style:style style:name="P2" style:parent-style-name="Normální" style:family="paragraph">
      <style:paragraph-properties style:text-autospace="none" fo:margin-bottom="0in" fo:line-height="150%"/>
      <style:text-properties style:font-name="Calibri-Bold" style:font-name-complex="Calibri-Bold" fo:font-weight="bold" style:font-weight-asian="bold" style:font-weight-complex="bold" fo:color="#000000" style:letter-kerning="false" fo:font-size="14pt" style:font-size-asian="14pt" style:font-size-complex="14pt"/>
    </style:style>
    <style:style style:name="P3" style:parent-style-name="Normální" style:family="paragraph">
      <style:paragraph-properties style:text-autospace="none" fo:margin-bottom="0in" fo:line-height="150%"/>
      <style:text-properties style:font-name="Calibri-Italic" style:font-name-complex="Calibri-Italic" fo:font-style="italic" style:font-style-asian="italic" style:font-style-complex="italic" fo:color="#000000" style:letter-kerning="false" fo:font-size="8pt" style:font-size-asian="8pt" style:font-size-complex="8pt"/>
    </style:style>
    <style:style style:name="P4" style:parent-style-name="Normální" style:family="paragraph">
      <style:paragraph-properties style:text-autospace="none" fo:margin-bottom="0in" fo:line-height="150%"/>
      <style:text-properties style:font-name="Calibri-Italic" style:font-name-complex="Calibri-Italic" fo:font-style="italic" style:font-style-asian="italic" style:font-style-complex="italic" fo:color="#000000" style:letter-kerning="false" fo:font-size="8pt" style:font-size-asian="8pt" style:font-size-complex="8pt"/>
    </style:style>
    <style:style style:name="P5" style:parent-style-name="Normální" style:family="paragraph">
      <style:paragraph-properties style:text-autospace="none" fo:margin-bottom="0in" fo:line-height="150%"/>
      <style:text-properties style:font-name="Calibri-Italic" style:font-name-complex="Calibri-Italic" fo:font-style="italic" style:font-style-asian="italic" style:font-style-complex="italic" fo:color="#000000" style:letter-kerning="false" fo:font-size="8pt" style:font-size-asian="8pt" style:font-size-complex="8pt"/>
    </style:style>
    <style:style style:name="P6" style:parent-style-name="Normální" style:family="paragraph">
      <style:paragraph-properties style:text-autospace="none" fo:margin-bottom="0in" fo:line-height="150%"/>
      <style:text-properties style:font-name="Calibri-Italic" style:font-name-complex="Calibri-Italic" fo:font-style="italic" style:font-style-asian="italic" style:font-style-complex="italic" fo:color="#000000" style:letter-kerning="false" fo:font-size="8pt" style:font-size-asian="8pt" style:font-size-complex="8pt"/>
    </style:style>
    <style:style style:name="P7" style:parent-style-name="Normální" style:family="paragraph">
      <style:paragraph-properties style:text-autospace="none" fo:margin-bottom="0in" fo:line-height="150%"/>
      <style:text-properties style:font-name="Calibri" style:font-name-complex="Calibri" fo:color="#171717" style:letter-kerning="false"/>
    </style:style>
    <style:style style:name="P8" style:parent-style-name="Normální" style:family="paragraph">
      <style:paragraph-properties style:text-autospace="none" fo:margin-bottom="0in" fo:line-height="150%"/>
    </style:style>
    <style:style style:name="T9" style:parent-style-name="Standardnípísmoodstavce" style:family="text">
      <style:text-properties style:font-name="Calibri" style:font-name-complex="Calibri" fo:color="#000000" style:letter-kerning="false"/>
    </style:style>
    <style:style style:name="T10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1" style:parent-style-name="Standardnípísmoodstavce" style:family="text">
      <style:text-properties style:font-name="Calibri" style:font-name-complex="Calibri" fo:color="#000000" style:letter-kerning="false"/>
    </style:style>
    <style:style style:name="P12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3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4" style:parent-style-name="Normální" style:family="paragraph">
      <style:paragraph-properties style:text-autospace="none" fo:margin-bottom="0in" fo:line-height="150%"/>
    </style:style>
    <style:style style:name="T15" style:parent-style-name="Standardnípísmoodstavce" style:family="text">
      <style:text-properties style:font-name="Calibri" style:font-name-complex="Calibri" fo:color="#000000" style:letter-kerning="false"/>
    </style:style>
    <style:style style:name="T16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7" style:parent-style-name="Standardnípísmoodstavce" style:family="text">
      <style:text-properties style:font-name="Calibri" style:font-name-complex="Calibri" fo:color="#000000" style:letter-kerning="false"/>
    </style:style>
    <style:style style:name="P18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9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0" style:parent-style-name="Normální" style:family="paragraph">
      <style:paragraph-properties style:text-autospace="none" fo:margin-bottom="0in" fo:line-height="150%"/>
    </style:style>
    <style:style style:name="T21" style:parent-style-name="Standardnípísmoodstavce" style:family="text">
      <style:text-properties style:font-name="Calibri" style:font-name-complex="Calibri" fo:color="#000000" style:letter-kerning="false"/>
    </style:style>
    <style:style style:name="T22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3" style:parent-style-name="Standardnípísmoodstavce" style:family="text">
      <style:text-properties style:font-name="Calibri" style:font-name-complex="Calibri" fo:color="#000000" style:letter-kerning="false"/>
    </style:style>
    <style:style style:name="P24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5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6" style:parent-style-name="Normální" style:family="paragraph">
      <style:paragraph-properties style:text-autospace="none" fo:margin-bottom="0in" fo:line-height="150%"/>
    </style:style>
    <style:style style:name="T27" style:parent-style-name="Standardnípísmoodstavce" style:family="text">
      <style:text-properties style:font-name="Calibri" style:font-name-complex="Calibri" fo:color="#000000" style:letter-kerning="false"/>
    </style:style>
    <style:style style:name="T28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9" style:parent-style-name="Standardnípísmoodstavce" style:family="text">
      <style:text-properties style:font-name="Calibri" style:font-name-complex="Calibri" fo:color="#000000" style:letter-kerning="false"/>
    </style:style>
    <style:style style:name="P30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31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32" style:parent-style-name="Normální" style:family="paragraph">
      <style:paragraph-properties style:text-autospace="none" fo:margin-bottom="0in" fo:line-height="150%"/>
    </style:style>
    <style:style style:name="T33" style:parent-style-name="Standardnípísmoodstavce" style:family="text">
      <style:text-properties style:font-name="Calibri" style:font-name-complex="Calibri" fo:color="#000000" style:letter-kerning="false"/>
    </style:style>
    <style:style style:name="T34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35" style:parent-style-name="Standardnípísmoodstavce" style:family="text">
      <style:text-properties style:font-name="Calibri" style:font-name-complex="Calibri" fo:color="#000000" style:letter-kerning="false"/>
    </style:style>
    <style:style style:name="P36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37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38" style:parent-style-name="Normální" style:family="paragraph">
      <style:paragraph-properties style:text-autospace="none" fo:margin-bottom="0in" fo:line-height="150%"/>
    </style:style>
    <style:style style:name="T39" style:parent-style-name="Standardnípísmoodstavce" style:family="text">
      <style:text-properties style:font-name="Calibri" style:font-name-complex="Calibri" fo:color="#000000" style:letter-kerning="false"/>
    </style:style>
    <style:style style:name="T40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41" style:parent-style-name="Standardnípísmoodstavce" style:family="text">
      <style:text-properties style:font-name="Calibri" style:font-name-complex="Calibri" fo:color="#000000" style:letter-kerning="false"/>
    </style:style>
    <style:style style:name="P42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43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44" style:parent-style-name="Normální" style:family="paragraph">
      <style:paragraph-properties style:text-autospace="none" fo:margin-bottom="0in" fo:line-height="150%"/>
    </style:style>
    <style:style style:name="T45" style:parent-style-name="Standardnípísmoodstavce" style:family="text">
      <style:text-properties style:font-name="Calibri" style:font-name-complex="Calibri" fo:color="#000000" style:letter-kerning="false"/>
    </style:style>
    <style:style style:name="T46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47" style:parent-style-name="Standardnípísmoodstavce" style:family="text">
      <style:text-properties style:font-name="Calibri" style:font-name-complex="Calibri" fo:color="#000000" style:letter-kerning="false"/>
    </style:style>
    <style:style style:name="P48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49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50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51" style:parent-style-name="Normální" style:family="paragraph">
      <style:paragraph-properties style:text-autospace="none" fo:margin-bottom="0in" fo:line-height="150%"/>
    </style:style>
    <style:style style:name="T52" style:parent-style-name="Standardnípísmoodstavce" style:family="text">
      <style:text-properties style:font-name="Calibri" style:font-name-complex="Calibri" fo:color="#000000" style:letter-kerning="false"/>
    </style:style>
    <style:style style:name="T53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54" style:parent-style-name="Standardnípísmoodstavce" style:family="text">
      <style:text-properties style:font-name="Calibri" style:font-name-complex="Calibri" fo:color="#000000" style:letter-kerning="false"/>
    </style:style>
    <style:style style:name="P55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56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57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58" style:parent-style-name="Normální" style:family="paragraph">
      <style:paragraph-properties style:text-autospace="none" fo:margin-bottom="0in" fo:line-height="150%"/>
    </style:style>
    <style:style style:name="T59" style:parent-style-name="Standardnípísmoodstavce" style:family="text">
      <style:text-properties style:font-name="Calibri" style:font-name-complex="Calibri" fo:color="#000000" style:letter-kerning="false"/>
    </style:style>
    <style:style style:name="T60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61" style:parent-style-name="Standardnípísmoodstavce" style:family="text">
      <style:text-properties style:font-name="Calibri" style:font-name-complex="Calibri" fo:color="#000000" style:letter-kerning="false"/>
    </style:style>
    <style:style style:name="P62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63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64" style:parent-style-name="Normální" style:family="paragraph">
      <style:paragraph-properties style:text-autospace="none" fo:margin-bottom="0in" fo:line-height="150%"/>
    </style:style>
    <style:style style:name="T65" style:parent-style-name="Standardnípísmoodstavce" style:family="text">
      <style:text-properties style:font-name="Calibri" style:font-name-complex="Calibri" fo:color="#000000" style:letter-kerning="false"/>
    </style:style>
    <style:style style:name="T66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67" style:parent-style-name="Standardnípísmoodstavce" style:family="text">
      <style:text-properties style:font-name="Calibri" style:font-name-complex="Calibri" fo:color="#000000" style:letter-kerning="false"/>
    </style:style>
    <style:style style:name="P68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69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70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71" style:parent-style-name="Normální" style:family="paragraph">
      <style:paragraph-properties style:text-autospace="none" fo:margin-bottom="0in" fo:line-height="150%"/>
    </style:style>
    <style:style style:name="T72" style:parent-style-name="Standardnípísmoodstavce" style:family="text">
      <style:text-properties style:font-name="Calibri" style:font-name-complex="Calibri" fo:color="#000000" style:letter-kerning="false"/>
    </style:style>
    <style:style style:name="T73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74" style:parent-style-name="Standardnípísmoodstavce" style:family="text">
      <style:text-properties style:font-name="Calibri" style:font-name-complex="Calibri" fo:color="#000000" style:letter-kerning="false"/>
    </style:style>
    <style:style style:name="P75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76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77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78" style:parent-style-name="Normální" style:family="paragraph">
      <style:paragraph-properties style:text-autospace="none" fo:margin-bottom="0in" fo:line-height="150%"/>
    </style:style>
    <style:style style:name="T79" style:parent-style-name="Standardnípísmoodstavce" style:family="text">
      <style:text-properties style:font-name="Calibri" style:font-name-complex="Calibri" fo:color="#000000" style:letter-kerning="false"/>
    </style:style>
    <style:style style:name="T80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81" style:parent-style-name="Standardnípísmoodstavce" style:family="text">
      <style:text-properties style:font-name="Calibri" style:font-name-complex="Calibri" fo:color="#000000" style:letter-kerning="false"/>
    </style:style>
    <style:style style:name="P82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83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84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85" style:parent-style-name="Normální" style:family="paragraph">
      <style:paragraph-properties style:text-autospace="none" fo:margin-bottom="0in" fo:line-height="150%"/>
    </style:style>
    <style:style style:name="T86" style:parent-style-name="Standardnípísmoodstavce" style:family="text">
      <style:text-properties style:font-name="SymbolMT" style:font-name-complex="SymbolMT" fo:color="#000000" style:letter-kerning="false"/>
    </style:style>
    <style:style style:name="T87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88" style:parent-style-name="Standardnípísmoodstavce" style:family="text">
      <style:text-properties style:font-name="Calibri" style:font-name-complex="Calibri" fo:color="#000000" style:letter-kerning="false"/>
    </style:style>
    <style:style style:name="P89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90" style:parent-style-name="Normální" style:family="paragraph">
      <style:paragraph-properties style:text-autospace="none" fo:margin-bottom="0in" fo:line-height="150%"/>
    </style:style>
    <style:style style:name="T91" style:parent-style-name="Standardnípísmoodstavce" style:family="text">
      <style:text-properties style:font-name="SymbolMT" style:font-name-complex="SymbolMT" fo:color="#000000" style:letter-kerning="false"/>
    </style:style>
    <style:style style:name="T92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93" style:parent-style-name="Standardnípísmoodstavce" style:family="text">
      <style:text-properties style:font-name="Calibri" style:font-name-complex="Calibri" fo:color="#000000" style:letter-kerning="false"/>
    </style:style>
    <style:style style:name="P94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95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96" style:parent-style-name="Normální" style:family="paragraph">
      <style:paragraph-properties style:text-autospace="none" fo:margin-bottom="0in" fo:line-height="150%"/>
    </style:style>
    <style:style style:name="T97" style:parent-style-name="Standardnípísmoodstavce" style:family="text">
      <style:text-properties style:font-name="SymbolMT" style:font-name-complex="SymbolMT" fo:color="#000000" style:letter-kerning="false"/>
    </style:style>
    <style:style style:name="T98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99" style:parent-style-name="Standardnípísmoodstavce" style:family="text">
      <style:text-properties style:font-name="Calibri" style:font-name-complex="Calibri" fo:color="#000000" style:letter-kerning="false"/>
    </style:style>
    <style:style style:name="P100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01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02" style:parent-style-name="Normální" style:family="paragraph">
      <style:paragraph-properties style:text-autospace="none" fo:margin-bottom="0in" fo:line-height="150%"/>
    </style:style>
    <style:style style:name="T103" style:parent-style-name="Standardnípísmoodstavce" style:family="text">
      <style:text-properties style:font-name="SymbolMT" style:font-name-complex="SymbolMT" fo:color="#000000" style:letter-kerning="false"/>
    </style:style>
    <style:style style:name="T104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05" style:parent-style-name="Standardnípísmoodstavce" style:family="text">
      <style:text-properties style:font-name="Calibri" style:font-name-complex="Calibri" fo:color="#000000" style:letter-kerning="false"/>
    </style:style>
    <style:style style:name="P106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07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08" style:parent-style-name="Normální" style:family="paragraph">
      <style:paragraph-properties style:text-autospace="none" fo:margin-bottom="0in" fo:line-height="150%"/>
    </style:style>
    <style:style style:name="T109" style:parent-style-name="Standardnípísmoodstavce" style:family="text">
      <style:text-properties style:font-name="SymbolMT" style:font-name-complex="SymbolMT" fo:color="#000000" style:letter-kerning="false"/>
    </style:style>
    <style:style style:name="T110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11" style:parent-style-name="Standardnípísmoodstavce" style:family="text">
      <style:text-properties style:font-name="Calibri" style:font-name-complex="Calibri" fo:color="#000000" style:letter-kerning="false"/>
    </style:style>
    <style:style style:name="P112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13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14" style:parent-style-name="Normální" style:family="paragraph">
      <style:paragraph-properties style:text-autospace="none" fo:margin-bottom="0in" fo:line-height="150%"/>
    </style:style>
    <style:style style:name="T115" style:parent-style-name="Standardnípísmoodstavce" style:family="text">
      <style:text-properties style:font-name="SymbolMT" style:font-name-complex="SymbolMT" fo:color="#000000" style:letter-kerning="false"/>
    </style:style>
    <style:style style:name="T116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17" style:parent-style-name="Standardnípísmoodstavce" style:family="text">
      <style:text-properties style:font-name="Calibri" style:font-name-complex="Calibri" fo:color="#000000" style:letter-kerning="false"/>
    </style:style>
    <style:style style:name="P118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19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20" style:parent-style-name="Normální" style:family="paragraph">
      <style:paragraph-properties style:text-autospace="none" fo:margin-bottom="0in" fo:line-height="150%"/>
    </style:style>
    <style:style style:name="T121" style:parent-style-name="Standardnípísmoodstavce" style:family="text">
      <style:text-properties style:font-name="SymbolMT" style:font-name-complex="SymbolMT" fo:color="#000000" style:letter-kerning="false"/>
    </style:style>
    <style:style style:name="T122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23" style:parent-style-name="Standardnípísmoodstavce" style:family="text">
      <style:text-properties style:font-name="Calibri" style:font-name-complex="Calibri" fo:color="#000000" style:letter-kerning="false"/>
    </style:style>
    <style:style style:name="P124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25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26" style:parent-style-name="Normální" style:family="paragraph">
      <style:paragraph-properties style:text-autospace="none" fo:margin-bottom="0in" fo:line-height="150%"/>
    </style:style>
    <style:style style:name="T127" style:parent-style-name="Standardnípísmoodstavce" style:family="text">
      <style:text-properties style:font-name="SymbolMT" style:font-name-complex="SymbolMT" fo:color="#000000" style:letter-kerning="false"/>
    </style:style>
    <style:style style:name="T128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29" style:parent-style-name="Standardnípísmoodstavce" style:family="text">
      <style:text-properties style:font-name="Calibri" style:font-name-complex="Calibri" fo:color="#000000" style:letter-kerning="false"/>
    </style:style>
    <style:style style:name="P130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31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32" style:parent-style-name="Normální" style:family="paragraph">
      <style:paragraph-properties style:text-autospace="none" fo:margin-bottom="0in" fo:line-height="150%"/>
    </style:style>
    <style:style style:name="T133" style:parent-style-name="Standardnípísmoodstavce" style:family="text">
      <style:text-properties style:font-name="SymbolMT" style:font-name-complex="SymbolMT" fo:color="#000000" style:letter-kerning="false"/>
    </style:style>
    <style:style style:name="T134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35" style:parent-style-name="Standardnípísmoodstavce" style:family="text">
      <style:text-properties style:font-name="Calibri" style:font-name-complex="Calibri" fo:color="#000000" style:letter-kerning="false"/>
    </style:style>
    <style:style style:name="P136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37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38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39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40" style:parent-style-name="Normální" style:family="paragraph">
      <style:paragraph-properties style:text-autospace="none" fo:margin-bottom="0in" fo:line-height="150%"/>
    </style:style>
    <style:style style:name="T141" style:parent-style-name="Standardnípísmoodstavce" style:family="text">
      <style:text-properties style:font-name="SymbolMT" style:font-name-complex="SymbolMT" fo:color="#000000" style:letter-kerning="false"/>
    </style:style>
    <style:style style:name="T142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43" style:parent-style-name="Standardnípísmoodstavce" style:family="text">
      <style:text-properties style:font-name="Calibri" style:font-name-complex="Calibri" fo:color="#000000" style:letter-kerning="false"/>
    </style:style>
    <style:style style:name="P144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45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46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47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48" style:parent-style-name="Normální" style:family="paragraph">
      <style:paragraph-properties style:text-autospace="none" fo:margin-bottom="0in" fo:line-height="150%"/>
    </style:style>
    <style:style style:name="T149" style:parent-style-name="Standardnípísmoodstavce" style:family="text">
      <style:text-properties style:font-name="SymbolMT" style:font-name-complex="SymbolMT" fo:color="#000000" style:letter-kerning="false"/>
    </style:style>
    <style:style style:name="T150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51" style:parent-style-name="Standardnípísmoodstavce" style:family="text">
      <style:text-properties style:font-name="Calibri" style:font-name-complex="Calibri" fo:color="#000000" style:letter-kerning="false"/>
    </style:style>
    <style:style style:name="P152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53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54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55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56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57" style:parent-style-name="Normální" style:family="paragraph">
      <style:paragraph-properties style:text-autospace="none" fo:margin-bottom="0in" fo:line-height="150%"/>
      <style:text-properties style:font-name="Calibri-Italic" style:font-name-complex="Calibri-Italic" fo:font-style="italic" style:font-style-asian="italic" style:font-style-complex="italic" fo:color="#000000" style:letter-kerning="false"/>
    </style:style>
    <style:style style:name="P158" style:parent-style-name="Normální" style:family="paragraph">
      <style:paragraph-properties style:text-autospace="none" fo:margin-bottom="0in" fo:line-height="150%"/>
      <style:text-properties style:font-name="Calibri-Italic" style:font-name-complex="Calibri-Italic" fo:font-style="italic" style:font-style-asian="italic" style:font-style-complex="italic" fo:color="#000000" style:letter-kerning="false"/>
    </style:style>
    <style:style style:name="P159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60" style:parent-style-name="Normální" style:family="paragraph">
      <style:paragraph-properties style:text-autospace="none" fo:margin-bottom="0in" fo:line-height="150%"/>
    </style:style>
    <style:style style:name="T161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62" style:parent-style-name="Standardnípísmoodstavce" style:family="text">
      <style:text-properties style:font-name="Calibri" style:font-name-complex="Calibri" fo:color="#000000" style:letter-kerning="false"/>
    </style:style>
    <style:style style:name="P163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64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65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66" style:parent-style-name="Normální" style:family="paragraph">
      <style:paragraph-properties style:text-autospace="none" fo:margin-bottom="0in" fo:line-height="150%"/>
    </style:style>
    <style:style style:name="T167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68" style:parent-style-name="Standardnípísmoodstavce" style:family="text">
      <style:text-properties style:font-name="Calibri" style:font-name-complex="Calibri" fo:color="#000000" style:letter-kerning="false"/>
    </style:style>
    <style:style style:name="P169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70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71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72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73" style:parent-style-name="Normální" style:family="paragraph">
      <style:paragraph-properties style:text-autospace="none" fo:margin-bottom="0in" fo:line-height="150%"/>
    </style:style>
    <style:style style:name="T174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75" style:parent-style-name="Standardnípísmoodstavce" style:family="text">
      <style:text-properties style:font-name="Calibri" style:font-name-complex="Calibri" fo:color="#000000" style:letter-kerning="false"/>
    </style:style>
    <style:style style:name="P176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77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78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79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80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81" style:parent-style-name="Normální" style:family="paragraph">
      <style:paragraph-properties style:text-autospace="none" fo:margin-bottom="0in" fo:line-height="150%"/>
    </style:style>
    <style:style style:name="T182" style:parent-style-name="Standardnípísmoodstavce" style:family="text">
      <style:text-properties style:font-name="Calibri" style:font-name-complex="Calibri" fo:color="#000000" style:letter-kerning="false"/>
    </style:style>
    <style:style style:name="T183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84" style:parent-style-name="Standardnípísmoodstavce" style:family="text">
      <style:text-properties style:font-name="Calibri" style:font-name-complex="Calibri" fo:color="#000000" style:letter-kerning="false"/>
    </style:style>
    <style:style style:name="P185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86" style:parent-style-name="Normální" style:family="paragraph">
      <style:paragraph-properties style:text-autospace="none" fo:margin-bottom="0in" fo:line-height="150%"/>
    </style:style>
    <style:style style:name="T187" style:parent-style-name="Standardnípísmoodstavce" style:family="text">
      <style:text-properties style:font-name="Calibri" style:font-name-complex="Calibri" fo:color="#000000" style:letter-kerning="false"/>
    </style:style>
    <style:style style:name="T188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89" style:parent-style-name="Standardnípísmoodstavce" style:family="text">
      <style:text-properties style:font-name="Calibri" style:font-name-complex="Calibri" fo:color="#000000" style:letter-kerning="false"/>
    </style:style>
    <style:style style:name="P190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91" style:parent-style-name="Normální" style:family="paragraph">
      <style:paragraph-properties style:text-autospace="none" fo:margin-bottom="0in" fo:line-height="150%"/>
    </style:style>
    <style:style style:name="T192" style:parent-style-name="Standardnípísmoodstavce" style:family="text">
      <style:text-properties style:font-name="Calibri" style:font-name-complex="Calibri" fo:color="#000000" style:letter-kerning="false"/>
    </style:style>
    <style:style style:name="T193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94" style:parent-style-name="Standardnípísmoodstavce" style:family="text">
      <style:text-properties style:font-name="Calibri" style:font-name-complex="Calibri" fo:color="#000000" style:letter-kerning="false"/>
    </style:style>
    <style:style style:name="P195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196" style:parent-style-name="Normální" style:family="paragraph">
      <style:paragraph-properties style:text-autospace="none" fo:margin-bottom="0in" fo:line-height="150%"/>
    </style:style>
    <style:style style:name="T197" style:parent-style-name="Standardnípísmoodstavce" style:family="text">
      <style:text-properties style:font-name="Calibri" style:font-name-complex="Calibri" fo:color="#000000" style:letter-kerning="false"/>
    </style:style>
    <style:style style:name="T198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199" style:parent-style-name="Standardnípísmoodstavce" style:family="text">
      <style:text-properties style:font-name="Calibri" style:font-name-complex="Calibri" fo:color="#000000" style:letter-kerning="false"/>
    </style:style>
    <style:style style:name="P200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01" style:parent-style-name="Normální" style:family="paragraph">
      <style:paragraph-properties style:text-autospace="none" fo:margin-bottom="0in" fo:line-height="150%"/>
    </style:style>
    <style:style style:name="T202" style:parent-style-name="Standardnípísmoodstavce" style:family="text">
      <style:text-properties style:font-name="Calibri" style:font-name-complex="Calibri" fo:color="#000000" style:letter-kerning="false"/>
    </style:style>
    <style:style style:name="T203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04" style:parent-style-name="Standardnípísmoodstavce" style:family="text">
      <style:text-properties style:font-name="Calibri" style:font-name-complex="Calibri" fo:color="#000000" style:letter-kerning="false"/>
    </style:style>
    <style:style style:name="P205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06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07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08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09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10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11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12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13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14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15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16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17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18" style:parent-style-name="Normální" style:family="paragraph">
      <style:paragraph-properties style:text-autospace="none" fo:margin-bottom="0in" fo:line-height="150%"/>
    </style:style>
    <style:style style:name="T219" style:parent-style-name="Standardnípísmoodstavce" style:family="text">
      <style:text-properties style:font-name="SymbolMT" style:font-name-complex="SymbolMT" fo:color="#000000" style:letter-kerning="false"/>
    </style:style>
    <style:style style:name="T220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21" style:parent-style-name="Standardnípísmoodstavce" style:family="text">
      <style:text-properties style:font-name="Calibri" style:font-name-complex="Calibri" fo:color="#000000" style:letter-kerning="false"/>
    </style:style>
    <style:style style:name="P222" style:parent-style-name="Normální" style:family="paragraph">
      <style:paragraph-properties style:text-autospace="none" fo:margin-bottom="0in" fo:line-height="150%"/>
    </style:style>
    <style:style style:name="T223" style:parent-style-name="Standardnípísmoodstavce" style:family="text">
      <style:text-properties style:font-name="SymbolMT" style:font-name-complex="SymbolMT" fo:color="#000000" style:letter-kerning="false"/>
    </style:style>
    <style:style style:name="T224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25" style:parent-style-name="Standardnípísmoodstavce" style:family="text">
      <style:text-properties style:font-name="Calibri" style:font-name-complex="Calibri" fo:color="#000000" style:letter-kerning="false"/>
    </style:style>
    <style:style style:name="P226" style:parent-style-name="Normální" style:family="paragraph">
      <style:paragraph-properties style:text-autospace="none" fo:margin-bottom="0in" fo:line-height="150%"/>
    </style:style>
    <style:style style:name="T227" style:parent-style-name="Standardnípísmoodstavce" style:family="text">
      <style:text-properties style:font-name="SymbolMT" style:font-name-complex="SymbolMT" fo:color="#000000" style:letter-kerning="false"/>
    </style:style>
    <style:style style:name="T228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29" style:parent-style-name="Standardnípísmoodstavce" style:family="text">
      <style:text-properties style:font-name="Calibri" style:font-name-complex="Calibri" fo:color="#000000" style:letter-kerning="false"/>
    </style:style>
    <style:style style:name="P230" style:parent-style-name="Normální" style:family="paragraph">
      <style:paragraph-properties style:text-autospace="none" fo:margin-bottom="0in" fo:line-height="150%"/>
    </style:style>
    <style:style style:name="T231" style:parent-style-name="Standardnípísmoodstavce" style:family="text">
      <style:text-properties style:font-name="SymbolMT" style:font-name-complex="SymbolMT" fo:color="#000000" style:letter-kerning="false"/>
    </style:style>
    <style:style style:name="T232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33" style:parent-style-name="Standardnípísmoodstavce" style:family="text">
      <style:text-properties style:font-name="Calibri" style:font-name-complex="Calibri" fo:color="#000000" style:letter-kerning="false"/>
    </style:style>
    <style:style style:name="P234" style:parent-style-name="Normální" style:family="paragraph">
      <style:paragraph-properties style:text-autospace="none" fo:margin-bottom="0in" fo:line-height="150%"/>
    </style:style>
    <style:style style:name="T235" style:parent-style-name="Standardnípísmoodstavce" style:family="text">
      <style:text-properties style:font-name="SymbolMT" style:font-name-complex="SymbolMT" fo:color="#000000" style:letter-kerning="false"/>
    </style:style>
    <style:style style:name="T236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37" style:parent-style-name="Standardnípísmoodstavce" style:family="text">
      <style:text-properties style:font-name="Calibri" style:font-name-complex="Calibri" fo:color="#000000" style:letter-kerning="false"/>
    </style:style>
    <style:style style:name="P238" style:parent-style-name="Normální" style:family="paragraph">
      <style:paragraph-properties style:text-autospace="none" fo:margin-bottom="0in" fo:line-height="150%"/>
    </style:style>
    <style:style style:name="T239" style:parent-style-name="Standardnípísmoodstavce" style:family="text">
      <style:text-properties style:font-name="SymbolMT" style:font-name-complex="SymbolMT" fo:color="#000000" style:letter-kerning="false"/>
    </style:style>
    <style:style style:name="T240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41" style:parent-style-name="Standardnípísmoodstavce" style:family="text">
      <style:text-properties style:font-name="Calibri" style:font-name-complex="Calibri" fo:color="#000000" style:letter-kerning="false"/>
    </style:style>
    <style:style style:name="P242" style:parent-style-name="Normální" style:family="paragraph">
      <style:paragraph-properties style:text-autospace="none" fo:margin-bottom="0in" fo:line-height="150%"/>
    </style:style>
    <style:style style:name="T243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44" style:parent-style-name="Standardnípísmoodstavce" style:family="text">
      <style:text-properties style:font-name="Calibri" style:font-name-complex="Calibri" fo:color="#000000" style:letter-kerning="false"/>
    </style:style>
    <style:style style:name="P245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46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47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48" style:parent-style-name="Normální" style:family="paragraph">
      <style:paragraph-properties style:text-autospace="none" fo:margin-bottom="0in" fo:line-height="150%"/>
    </style:style>
    <style:style style:name="T249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50" style:parent-style-name="Standardnípísmoodstavce" style:family="text">
      <style:text-properties style:font-name="Calibri" style:font-name-complex="Calibri" fo:color="#000000" style:letter-kerning="false"/>
    </style:style>
    <style:style style:name="P251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52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53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54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55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56" style:parent-style-name="Normální" style:family="paragraph">
      <style:paragraph-properties style:text-autospace="none" fo:margin-bottom="0in" fo:line-height="150%"/>
    </style:style>
    <style:style style:name="T257" style:parent-style-name="Standardnípísmoodstavce" style:family="text">
      <style:text-properties style:font-name="SymbolMT" style:font-name-complex="SymbolMT" fo:color="#000000" style:letter-kerning="false"/>
    </style:style>
    <style:style style:name="T258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59" style:parent-style-name="Standardnípísmoodstavce" style:family="text">
      <style:text-properties style:font-name="Calibri" style:font-name-complex="Calibri" fo:color="#000000" style:letter-kerning="false"/>
    </style:style>
    <style:style style:name="P260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61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62" style:parent-style-name="Normální" style:family="paragraph">
      <style:paragraph-properties style:text-autospace="none" fo:margin-bottom="0in" fo:line-height="150%"/>
    </style:style>
    <style:style style:name="T263" style:parent-style-name="Standardnípísmoodstavce" style:family="text">
      <style:text-properties style:font-name="SymbolMT" style:font-name-complex="SymbolMT" fo:color="#000000" style:letter-kerning="false"/>
    </style:style>
    <style:style style:name="T264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65" style:parent-style-name="Standardnípísmoodstavce" style:family="text">
      <style:text-properties style:font-name="Calibri" style:font-name-complex="Calibri" fo:color="#000000" style:letter-kerning="false"/>
    </style:style>
    <style:style style:name="P266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67" style:parent-style-name="Normální" style:family="paragraph">
      <style:paragraph-properties style:text-autospace="none" fo:margin-bottom="0in" fo:line-height="150%"/>
    </style:style>
    <style:style style:name="T268" style:parent-style-name="Standardnípísmoodstavce" style:family="text">
      <style:text-properties style:font-name="SymbolMT" style:font-name-complex="SymbolMT" fo:color="#000000" style:letter-kerning="false"/>
    </style:style>
    <style:style style:name="T269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70" style:parent-style-name="Standardnípísmoodstavce" style:family="text">
      <style:text-properties style:font-name="Calibri" style:font-name-complex="Calibri" fo:color="#000000" style:letter-kerning="false"/>
    </style:style>
    <style:style style:name="P271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72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73" style:parent-style-name="Normální" style:family="paragraph">
      <style:paragraph-properties style:text-autospace="none" fo:margin-bottom="0in" fo:line-height="150%"/>
    </style:style>
    <style:style style:name="T274" style:parent-style-name="Standardnípísmoodstavce" style:family="text">
      <style:text-properties style:font-name="SymbolMT" style:font-name-complex="SymbolMT" fo:color="#000000" style:letter-kerning="false"/>
    </style:style>
    <style:style style:name="T275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76" style:parent-style-name="Standardnípísmoodstavce" style:family="text">
      <style:text-properties style:font-name="Calibri" style:font-name-complex="Calibri" fo:color="#000000" style:letter-kerning="false"/>
    </style:style>
    <style:style style:name="P277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78" style:parent-style-name="Normální" style:family="paragraph">
      <style:paragraph-properties style:text-autospace="none" fo:margin-bottom="0in" fo:line-height="150%"/>
    </style:style>
    <style:style style:name="T279" style:parent-style-name="Standardnípísmoodstavce" style:family="text">
      <style:text-properties style:font-name="SymbolMT" style:font-name-complex="SymbolMT" fo:color="#000000" style:letter-kerning="false"/>
    </style:style>
    <style:style style:name="T280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81" style:parent-style-name="Standardnípísmoodstavce" style:family="text">
      <style:text-properties style:font-name="Calibri" style:font-name-complex="Calibri" fo:color="#000000" style:letter-kerning="false"/>
    </style:style>
    <style:style style:name="P282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83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84" style:parent-style-name="Normální" style:family="paragraph">
      <style:paragraph-properties style:text-autospace="none" fo:margin-bottom="0in" fo:line-height="150%"/>
    </style:style>
    <style:style style:name="T285" style:parent-style-name="Standardnípísmoodstavce" style:family="text">
      <style:text-properties style:font-name="SymbolMT" style:font-name-complex="SymbolMT" fo:color="#000000" style:letter-kerning="false"/>
    </style:style>
    <style:style style:name="T286" style:parent-style-name="Standardnípísmoodstavce" style:family="text"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T287" style:parent-style-name="Standardnípísmoodstavce" style:family="text">
      <style:text-properties style:font-name="Calibri" style:font-name-complex="Calibri" fo:color="#000000" style:letter-kerning="false"/>
    </style:style>
    <style:style style:name="P288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89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90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91" style:parent-style-name="Normální" style:family="paragraph">
      <style:paragraph-properties style:text-autospace="none" fo:margin-bottom="0in" fo:line-height="150%"/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P292" style:parent-style-name="Normální" style:family="paragraph">
      <style:paragraph-properties style:text-autospace="none" fo:margin-bottom="0in" fo:line-height="150%"/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P293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294" style:parent-style-name="Normální" style:family="paragraph">
      <style:paragraph-properties style:text-autospace="none" fo:margin-bottom="0in" fo:line-height="150%"/>
      <style:text-properties style:font-name="Calibri" style:font-name-complex="Calibri" fo:color="#C55911" style:letter-kerning="false"/>
    </style:style>
    <style:style style:name="P295" style:parent-style-name="Normální" style:family="paragraph">
      <style:paragraph-properties style:text-autospace="none" fo:margin-bottom="0in" fo:line-height="150%"/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P296" style:parent-style-name="Normální" style:family="paragraph">
      <style:paragraph-properties style:text-autospace="none" fo:margin-bottom="0in" fo:line-height="150%"/>
    </style:style>
    <style:style style:name="T297" style:parent-style-name="Standardnípísmoodstavce" style:family="text">
      <style:text-properties style:font-name="SymbolMT" style:font-name-complex="SymbolMT" fo:color="#000000" style:letter-kerning="false"/>
    </style:style>
    <style:style style:name="T298" style:parent-style-name="Standardnípísmoodstavce" style:family="text">
      <style:text-properties style:font-name="Calibri" style:font-name-complex="Calibri" fo:color="#000000" style:letter-kerning="false"/>
    </style:style>
    <style:style style:name="P299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300" style:parent-style-name="Normální" style:family="paragraph">
      <style:paragraph-properties style:text-autospace="none" fo:margin-bottom="0in" fo:line-height="150%"/>
    </style:style>
    <style:style style:name="T301" style:parent-style-name="Standardnípísmoodstavce" style:family="text">
      <style:text-properties style:font-name="SymbolMT" style:font-name-complex="SymbolMT" fo:color="#000000" style:letter-kerning="false"/>
    </style:style>
    <style:style style:name="T302" style:parent-style-name="Standardnípísmoodstavce" style:family="text">
      <style:text-properties style:font-name="Calibri" style:font-name-complex="Calibri" fo:color="#000000" style:letter-kerning="false"/>
    </style:style>
    <style:style style:name="P303" style:parent-style-name="Normální" style:family="paragraph">
      <style:paragraph-properties style:text-autospace="none" fo:margin-bottom="0in" fo:line-height="150%"/>
    </style:style>
    <style:style style:name="T304" style:parent-style-name="Standardnípísmoodstavce" style:family="text">
      <style:text-properties style:font-name="SymbolMT" style:font-name-complex="SymbolMT" fo:color="#000000" style:letter-kerning="false"/>
    </style:style>
    <style:style style:name="T305" style:parent-style-name="Standardnípísmoodstavce" style:family="text">
      <style:text-properties style:font-name="Calibri" style:font-name-complex="Calibri" fo:color="#000000" style:letter-kerning="false"/>
    </style:style>
    <style:style style:name="P306" style:parent-style-name="Normální" style:family="paragraph">
      <style:paragraph-properties style:text-autospace="none" fo:margin-bottom="0in" fo:line-height="150%"/>
    </style:style>
    <style:style style:name="T307" style:parent-style-name="Standardnípísmoodstavce" style:family="text">
      <style:text-properties style:font-name="SymbolMT" style:font-name-complex="SymbolMT" fo:color="#000000" style:letter-kerning="false"/>
    </style:style>
    <style:style style:name="T308" style:parent-style-name="Standardnípísmoodstavce" style:family="text">
      <style:text-properties style:font-name="Calibri" style:font-name-complex="Calibri" fo:color="#000000" style:letter-kerning="false"/>
    </style:style>
    <style:style style:name="P309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310" style:parent-style-name="Normální" style:family="paragraph">
      <style:paragraph-properties style:text-autospace="none" fo:margin-bottom="0in" fo:line-height="150%"/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P311" style:parent-style-name="Normální" style:family="paragraph">
      <style:paragraph-properties style:text-autospace="none" fo:margin-bottom="0in" fo:line-height="150%"/>
    </style:style>
    <style:style style:name="T312" style:parent-style-name="Standardnípísmoodstavce" style:family="text">
      <style:text-properties style:font-name="SymbolMT" style:font-name-complex="SymbolMT" fo:color="#000000" style:letter-kerning="false"/>
    </style:style>
    <style:style style:name="T313" style:parent-style-name="Standardnípísmoodstavce" style:family="text">
      <style:text-properties style:font-name="Calibri" style:font-name-complex="Calibri" fo:color="#000000" style:letter-kerning="false"/>
    </style:style>
    <style:style style:name="P314" style:parent-style-name="Normální" style:family="paragraph">
      <style:paragraph-properties style:text-autospace="none" fo:margin-bottom="0in" fo:line-height="150%"/>
    </style:style>
    <style:style style:name="T315" style:parent-style-name="Standardnípísmoodstavce" style:family="text">
      <style:text-properties style:font-name="SymbolMT" style:font-name-complex="SymbolMT" fo:color="#000000" style:letter-kerning="false"/>
    </style:style>
    <style:style style:name="T316" style:parent-style-name="Standardnípísmoodstavce" style:family="text">
      <style:text-properties style:font-name="Calibri" style:font-name-complex="Calibri" fo:color="#000000" style:letter-kerning="false"/>
    </style:style>
    <style:style style:name="P317" style:parent-style-name="Normální" style:family="paragraph">
      <style:paragraph-properties style:text-autospace="none" fo:margin-bottom="0in" fo:line-height="150%"/>
    </style:style>
    <style:style style:name="T318" style:parent-style-name="Standardnípísmoodstavce" style:family="text">
      <style:text-properties style:font-name="SymbolMT" style:font-name-complex="SymbolMT" fo:color="#000000" style:letter-kerning="false"/>
    </style:style>
    <style:style style:name="T319" style:parent-style-name="Standardnípísmoodstavce" style:family="text">
      <style:text-properties style:font-name="Calibri" style:font-name-complex="Calibri" fo:color="#000000" style:letter-kerning="false"/>
    </style:style>
    <style:style style:name="P320" style:parent-style-name="Normální" style:family="paragraph">
      <style:paragraph-properties style:text-autospace="none" fo:margin-bottom="0in" fo:line-height="150%"/>
    </style:style>
    <style:style style:name="T321" style:parent-style-name="Standardnípísmoodstavce" style:family="text">
      <style:text-properties style:font-name="SymbolMT" style:font-name-complex="SymbolMT" fo:color="#000000" style:letter-kerning="false"/>
    </style:style>
    <style:style style:name="T322" style:parent-style-name="Standardnípísmoodstavce" style:family="text">
      <style:text-properties style:font-name="Calibri" style:font-name-complex="Calibri" fo:color="#000000" style:letter-kerning="false"/>
    </style:style>
    <style:style style:name="P323" style:parent-style-name="Normální" style:family="paragraph">
      <style:paragraph-properties style:text-autospace="none" fo:margin-bottom="0in" fo:line-height="150%"/>
      <style:text-properties style:font-name="Calibri" style:font-name-complex="Calibri" fo:color="#000000" style:letter-kerning="false"/>
    </style:style>
    <style:style style:name="P324" style:parent-style-name="Normální" style:family="paragraph">
      <style:paragraph-properties style:text-autospace="none" fo:margin-bottom="0in" fo:line-height="150%"/>
    </style:style>
    <style:style style:name="T325" style:parent-style-name="Standardnípísmoodstavce" style:family="text">
      <style:text-properties style:font-name="SymbolMT" style:font-name-complex="SymbolMT" fo:color="#000000" style:letter-kerning="false"/>
    </style:style>
    <style:style style:name="T326" style:parent-style-name="Standardnípísmoodstavce" style:family="text">
      <style:text-properties style:font-name="Calibri" style:font-name-complex="Calibri" fo:color="#000000" style:letter-kerning="false"/>
    </style:style>
    <style:style style:name="P327" style:parent-style-name="Normální" style:family="paragraph">
      <style:paragraph-properties style:text-autospace="none" fo:margin-bottom="0in" fo:line-height="150%"/>
      <style:text-properties style:font-name="Calibri-Bold" style:font-name-complex="Calibri-Bold" fo:font-weight="bold" style:font-weight-asian="bold" style:font-weight-complex="bold" fo:color="#000000" style:letter-kerning="false"/>
    </style:style>
    <style:style style:name="P328" style:parent-style-name="Normální" style:family="paragraph">
      <style:paragraph-properties style:text-autospace="none" fo:margin-bottom="0in" fo:line-height="150%"/>
    </style:style>
    <style:style style:name="T329" style:parent-style-name="Standardnípísmoodstavce" style:family="text">
      <style:text-properties style:font-name="SymbolMT" style:font-name-complex="SymbolMT" fo:color="#000000" style:letter-kerning="false"/>
    </style:style>
    <style:style style:name="T330" style:parent-style-name="Standardnípísmoodstavce" style:family="text">
      <style:text-properties style:font-name="Calibri" style:font-name-complex="Calibri" fo:color="#000000" style:letter-kerning="false"/>
    </style:style>
    <style:style style:name="P331" style:parent-style-name="Normální" style:family="paragraph">
      <style:paragraph-properties style:text-autospace="none" fo:margin-bottom="0in" fo:line-height="150%"/>
    </style:style>
    <style:style style:name="T332" style:parent-style-name="Standardnípísmoodstavce" style:family="text">
      <style:text-properties style:font-name="SymbolMT" style:font-name-complex="SymbolMT" fo:color="#000000" style:letter-kerning="false"/>
    </style:style>
    <style:style style:name="T333" style:parent-style-name="Standardnípísmoodstavce" style:family="text">
      <style:text-properties style:font-name="Calibri" style:font-name-complex="Calibri" fo:color="#000000" style:letter-kerning="false"/>
    </style:style>
    <style:style style:name="P334" style:parent-style-name="Normální" style:family="paragraph">
      <style:paragraph-properties style:text-autospace="none" fo:margin-bottom="0in" fo:line-height="150%"/>
    </style:style>
    <style:style style:name="T335" style:parent-style-name="Standardnípísmoodstavce" style:family="text">
      <style:text-properties style:font-name="SymbolMT" style:font-name-complex="SymbolMT" fo:color="#000000" style:letter-kerning="false"/>
    </style:style>
    <style:style style:name="T336" style:parent-style-name="Standardnípísmoodstavce" style:family="text">
      <style:text-properties style:font-name="Calibri" style:font-name-complex="Calibri" fo:color="#000000" style:letter-kerning="false"/>
    </style:style>
    <style:style style:name="P337" style:parent-style-name="Normální" style:family="paragraph">
      <style:paragraph-properties style:text-autospace="none" fo:margin-bottom="0in" fo:line-height="150%"/>
    </style:style>
    <style:style style:name="T338" style:parent-style-name="Standardnípísmoodstavce" style:family="text">
      <style:text-properties style:font-name="SymbolMT" style:font-name-complex="SymbolMT" fo:color="#000000" style:letter-kerning="false"/>
    </style:style>
    <style:style style:name="T339" style:parent-style-name="Standardnípísmoodstavce" style:family="text">
      <style:text-properties style:font-name="Calibri" style:font-name-complex="Calibri" fo:color="#000000" style:letter-kerning="false"/>
    </style:style>
    <style:style style:name="P340" style:parent-style-name="Normální" style:family="paragraph">
      <style:paragraph-properties style:text-autospace="none" fo:margin-bottom="0in" fo:line-height="150%"/>
    </style:style>
    <style:style style:name="T341" style:parent-style-name="Standardnípísmoodstavce" style:family="text">
      <style:text-properties style:font-name="SymbolMT" style:font-name-complex="SymbolMT" fo:color="#000000" style:letter-kerning="false"/>
    </style:style>
    <style:style style:name="T342" style:parent-style-name="Standardnípísmoodstavce" style:family="text">
      <style:text-properties style:font-name="Calibri" style:font-name-complex="Calibri" fo:color="#000000" style:letter-kerning="false"/>
    </style:style>
    <style:style style:name="P343" style:parent-style-name="Normální" style:family="paragraph">
      <style:paragraph-properties fo:line-height="150%"/>
    </style:style>
    <style:style style:name="T344" style:parent-style-name="Standardnípísmoodstavce" style:family="text">
      <style:text-properties style:font-name="SymbolMT" style:font-name-complex="SymbolMT" fo:color="#000000" style:letter-kerning="false"/>
    </style:style>
    <style:style style:name="T345" style:parent-style-name="Standardnípísmoodstavce" style:family="text">
      <style:text-properties style:font-name="Calibri" style:font-name-complex="Calibri" fo:color="#000000" style:letter-kerning="false"/>
    </style:style>
  </office:automatic-styles>
  <office:body>
    <office:text text:use-soft-page-breaks="true">
      <text:p text:style-name="P1">5b</text:p>
      <text:p text:style-name="P2">Úvod do návrhu vizuální identy</text:p>
      <text:p text:style-name="P3">Uvod do navrhu vizualni iden0ty – specifika zaměru, postupy a hlediska funkčnos0 při tvorbě vizualni iden0ty (branding a rebranding).</text:p>
      <text:p text:style-name="P4">Graficky manual jednotneho vizualniho stylu a jeho prak0cke užiJ pro klienta. Adobe Illustrator, Photoshop a InDesign. Zakladni typograficka</text:p>
      <text:p text:style-name="P5">a kompozični pravidla. Obraz/ilustrace vs. pismo. Pravidla kompozice. Barvy a jejich použiJ. Graficky manual vs. logomanual. Kde najit</text:p>
      <text:p text:style-name="P6">vhodne zdroje a vizualni nastroje</text:p>
      <text:p text:style-name="P7">Co je vizualni iden/ta?</text:p>
      <text:p text:style-name="P8"><text:span text:style-name="T9">Vizualni iden/ta je<text:s/></text:span><text:span text:style-name="T10">soubor prvků a pravidel</text:span><text:span text:style-name="T11">, ktere definuji a charakterizuji vizualni stranku značky,</text:span></text:p>
      <text:p text:style-name="P12">firmy nebo organizace.</text:p>
      <text:p text:style-name="P13">Specifika zaměru?</text:p>
      <text:p text:style-name="P14"><text:span text:style-name="T15">Vizualni<text:s/></text:span><text:span text:style-name="T16">iden1ta slouži k upevněni iden1ty značky a jeji diferenciaci od konkurence<text:s/></text:span><text:span text:style-name="T17">a take ke</text:span></text:p>
      <text:p text:style-name="P18">komunikaci značkovych hodnot a poselstvi prostřednictvim vizualnich prvků.</text:p>
      <text:p text:style-name="P19">Postupy při tvorbě vizualni iden/ty:</text:p>
      <text:p text:style-name="P20"><text:span text:style-name="T21">1.<text:s/></text:span><text:span text:style-name="T22">Strategicky brief:<text:s/></text:span><text:span text:style-name="T23">Na začatku procesu se vytvaři strategicky brief, ktery pomaha stanovit cile,</text:span></text:p>
      <text:p text:style-name="P24">hodnoty a iden/tu značky. Tento dokument zkouma cilove skupiny, konkurenci a unikatni</text:p>
      <text:p text:style-name="P25">vlastnos/ značky.</text:p>
      <text:p text:style-name="P26"><text:span text:style-name="T27">2.<text:s/></text:span><text:span text:style-name="T28">Vyzkum a analyza:<text:s/></text:span><text:span text:style-name="T29">Provadi se důkladny vyzkum a analyza, ktere se zaměřuji na cilove skupiny,</text:span></text:p>
      <text:p text:style-name="P30">konkurenci, průmyslove trendy a vizualni prostředi značky. Tento krok pomaha pochopit</text:p>
      <text:p text:style-name="P31">kontext a vytvořit strategicky zaklad pro dalši tvorbu.</text:p>
      <text:p text:style-name="P32"><text:span text:style-name="T33">3.<text:s/></text:span><text:span text:style-name="T34">Konceptualni vyvoj:<text:s/></text:span><text:span text:style-name="T35">Na zakladě strategickeho briefu a vyzkumu se vyvijeji různe koncepty</text:span></text:p>
      <text:p text:style-name="P36">vizualni iden/ty. Tato faze zahrnuje tvorbu napadů, designovych prvků a jejich propojeni s</text:p>
      <text:p text:style-name="P37">iden/tou značky.</text:p>
      <text:p text:style-name="P38"><text:span text:style-name="T39">4.<text:s/></text:span><text:span text:style-name="T40">Vizualni prvky:<text:s/></text:span><text:span text:style-name="T41">Vizualni iden/ty obvykle obsahuji různe prvky, jako je logo, typografie, barvy,</text:span></text:p>
      <text:p text:style-name="P42">graficke styly, ikony a dalši. Tyto prvky musi byt navrženy tak, aby odpovidaly cilům značky a</text:p>
      <text:p text:style-name="P43">byly este/cky atrak/vni.</text:p>
      <text:p text:style-name="P44"><text:span text:style-name="T45">5.<text:s/></text:span><text:span text:style-name="T46">Konzistence:<text:s/></text:span><text:span text:style-name="T47">Důležitym aspektem je zachovani konzistence ve všech aplikacich vizualni</text:span></text:p>
      <text:p text:style-name="P48">iden/ty. Vizualni prvky by měly byt použivany jednotně a harmonicky ve všech</text:p>
      <text:p text:style-name="P49">komunikačnich materialech a prostředich, jako jsou webove stranky, /skoviny, socialni media,</text:p>
      <text:p text:style-name="P50">obaly atd.</text:p>
      <text:p text:style-name="P51"><text:span text:style-name="T52">6.<text:s/></text:span><text:span text:style-name="T53">Flexibilita:<text:s/></text:span><text:span text:style-name="T54">Při tvorbě vizualni iden/ty je take důležite zohlednit flexibilitu a přizpůsobivost.</text:span></text:p>
      <text:p text:style-name="P55">Iden/ta by měla fungovat na různych plaZormach a v různych mediich. Designove prvky by</text:p>
      <text:p text:style-name="P56">měly byt dostatečně pružne, aby mohly byt upraveny a aplikovany na různe formaty a</text:p>
      <text:p text:style-name="P57">prostředi.</text:p>
      <text:p text:style-name="P58"><text:span text:style-name="T59">7.<text:s/></text:span><text:span text:style-name="T60">Testovani a zpětna vazba:<text:s/></text:span><text:span text:style-name="T61">Po vytvořeni konceptu vizualni iden/ty je vhodne provest testovani</text:span></text:p>
      <text:p text:style-name="P62">a ziskat zpětnou vazbu od cilovych skupin, zakazniků a dalšich relevantnich stran. To pomaha</text:p>
      <text:p text:style-name="P63">posoudit učinnost iden/ty a připadně provest upravy.</text:p>
      <text:soft-page-break/>
      <text:p text:style-name="P64"><text:span text:style-name="T65">8.<text:s/></text:span><text:span text:style-name="T66">Dokumentace a směrnice:<text:s/></text:span><text:span text:style-name="T67">Dokumentace a směrnice: Po dokončeni vizualni iden/ty je</text:span></text:p>
      <text:p text:style-name="P68">důležite vytvořit dokumentaci a směrnice, ktere popisuji a specifikuji všechny vizualni prvky,</text:p>
      <text:p text:style-name="P69">pravidla a použi^ iden/ty. Tato dokumentace slouži jako referenčni material pro všechny, kteři</text:p>
      <text:p text:style-name="P70">se podileji na komunikaci značky a pomaha zajis/t konzistenci v jejim použi^.</text:p>
      <text:p text:style-name="P71"><text:span text:style-name="T72">9.<text:s/></text:span><text:span text:style-name="T73">Implementace:<text:s/></text:span><text:span text:style-name="T74">Po vytvořeni vizualni iden/ty je nutne ji implementovat do všech relevantnich</text:span></text:p>
      <text:p text:style-name="P75">kanalů a materialů, jako jsou webove stranky, /štěne materialy, reklamni kampaně, socialni</text:p>
      <text:p text:style-name="P76">media apod. Při implementaci je důležite dodržovat směrnice a zajišťovat konzistenci a</text:p>
      <text:p text:style-name="P77">spravne použi^ vizualnich prvků.</text:p>
      <text:p text:style-name="P78"><text:span text:style-name="T79">10.<text:s/></text:span><text:span text:style-name="T80">Monitorovani a udržba:<text:s/></text:span><text:span text:style-name="T81">Vizualni iden/ta neni sta/cka, ale vyviji se společně se značkou. Je</text:span></text:p>
      <text:p text:style-name="P82">důležite monitorovat jeji učinnost, přijimat zpětnou vazbu a provadět připadne upravy a</text:p>
      <text:p text:style-name="P83">aktualizace, aby odpovidala měnicim se potřebam a trendům.</text:p>
      <text:p text:style-name="P84">Hlediska funkčnos/:</text:p>
      <text:p text:style-name="P85"><text:span text:style-name="T86">•<text:s/></text:span><text:span text:style-name="T87">Relevance</text:span><text:span text:style-name="T88">: Vizualni iden/ta by měla byt relevantni k cilovym skupinam a značkovemu</text:span></text:p>
      <text:p text:style-name="P89">poselstvi. Měla by reflektovat hodnoty a osobnost značky a přitahovat zamyšlene publikum.</text:p>
      <text:p text:style-name="P90"><text:span text:style-name="T91">•<text:s/></text:span><text:span text:style-name="T92">Jasna komunikace:<text:s/></text:span><text:span text:style-name="T93">Vizualni prvky by měly jasně komunikovat a přenašet důležite informace o</text:span></text:p>
      <text:p text:style-name="P94">značce, jako je jeji jmeno, hodnoty, odlišnost atd. Prvky by měly byt srozumitelne a</text:p>
      <text:p text:style-name="P95">přehledne.</text:p>
      <text:p text:style-name="P96"><text:span text:style-name="T97">•<text:s/></text:span><text:span text:style-name="T98">Flexibilita</text:span><text:span text:style-name="T99">: Iden/ta by měla byt flexibilni a schopna přizpůsobit se různym formatům, medii a</text:span></text:p>
      <text:p text:style-name="P100">aplikacim. Designove prvky by měly byt použitelne ve velkych i malych měřitcich a zachovavat</text:p>
      <text:p text:style-name="P101">svou kvalitu a čitelnost.</text:p>
      <text:p text:style-name="P102"><text:span text:style-name="T103">•<text:s/></text:span><text:span text:style-name="T104">Este1ka</text:span><text:span text:style-name="T105">: Vizualni iden/ta by měla byt este/cky přijemna a atrak/vni. Harmonie barev,</text:span></text:p>
      <text:p text:style-name="P106">typografie, kompozice a grafickych prvků přispiva k vizualnimu dojmu a zapamatovatelnos/</text:p>
      <text:p text:style-name="P107">značky.</text:p>
      <text:p text:style-name="P108"><text:span text:style-name="T109">•<text:s/></text:span><text:span text:style-name="T110">Konzistence</text:span><text:span text:style-name="T111">: Důležita je konzistence v použi^ vizualni iden/ty ve všech komunikačnich</text:span></text:p>
      <text:p text:style-name="P112">materialech a prostředich. Prvky by měly byt aplikovany konzistentně a harmonicky, aby se</text:p>
      <text:p text:style-name="P113">vytvořil jednotny a soudržny vizualni projev značky.</text:p>
      <text:p text:style-name="P114"><text:span text:style-name="T115">•<text:s/></text:span><text:span text:style-name="T116">Všestrannost</text:span><text:span text:style-name="T117">: Vizualni iden/ta by měla byt všestranna a schopna fungovat ve různych</text:span></text:p>
      <text:p text:style-name="P118">kontextech a prostředich. Měla by byt použitelna na různych mediich, od /štěnych materialů</text:p>
      <text:p text:style-name="P119">po digitalni prostředi, a přizpůsobitelna různym aplikacim a formatům.</text:p>
      <text:p text:style-name="P120"><text:span text:style-name="T121">•<text:s/></text:span><text:span text:style-name="T122">Pamětnost</text:span><text:span text:style-name="T123">: Vizualni prvky by měly byt zapamatovatelne a snadno rozpoznatelne. Silna</text:span></text:p>
      <text:p text:style-name="P124">iden/ta by měla zanechat v pamě/ cilovych skupin silny dojem a umožnit snadne spojeni s</text:p>
      <text:p text:style-name="P125">danou značkou.</text:p>
      <text:p text:style-name="P126"><text:span text:style-name="T127">•<text:s/></text:span><text:span text:style-name="T128">Diferenciace</text:span><text:span text:style-name="T129">: Vizualni iden/ta by měla pomahat značce vytvořit si sve misto na trhu a odlišit</text:span></text:p>
      <text:p text:style-name="P130">se od konkurence. Prvky by měly vyjadřovat unikatnost a jedinečnost značky a zaujmout</text:p>
      <text:p text:style-name="P131">spotřebitele.</text:p>
      <text:soft-page-break/>
      <text:p text:style-name="P132"><text:span text:style-name="T133">•<text:s/></text:span><text:span text:style-name="T134">Flexibilita v čase</text:span><text:span text:style-name="T135">: Vizualni iden/ta by měla byt schopna vydržet dlouhodobě a přizpůsobit se</text:span></text:p>
      <text:p text:style-name="P136">změnam a vyvoji značky. Je důležite, aby designove prvky byly dostatečně flexibilni a snadno</text:p>
      <text:p text:style-name="P137">upravitelne, aby bylo možne provadět potřebne aktualizace a změny bez narušeni kon/nuity</text:p>
      <text:p text:style-name="P138">iden/ty.</text:p>
      <text:p text:style-name="P139">Logomanual x graficky manual:</text:p>
      <text:p text:style-name="P140"><text:span text:style-name="T141">•<text:s/></text:span><text:span text:style-name="T142">Logomanual<text:s/></text:span><text:span text:style-name="T143">se zaměřuje předevšim na specifikace a pravidla tykajici se loga (nebo logotypu)</text:span></text:p>
      <text:p text:style-name="P144">značky. Tento dokument obsahuje informace o spravnych proporcich, barevnych variantach,</text:p>
      <text:p text:style-name="P145">minimalni velikos/, odstupu od ostatnich prvků, použi^ na různych pozadich a dalšich</text:p>
      <text:p text:style-name="P146">technickych aspektech loga. Logomanual slouži k zajištěni konzistence a spravneho použi^</text:p>
      <text:p text:style-name="P147">loga ve všech komunikačnich materialech a prostředich.</text:p>
      <text:p text:style-name="P148"><text:span text:style-name="T149">•<text:s/></text:span><text:span text:style-name="T150">Graficky manual<text:s/></text:span><text:span text:style-name="T151">je rozšiřenějši dokument, ktery zahrnuje specifikace a směrnice pro použi^</text:span></text:p>
      <text:p text:style-name="P152">cele vizualni iden/ty značky, včetně loga, barev, typografie, grafickych prvků, ikon a dalšich</text:p>
      <text:p text:style-name="P153">designovych prvků. Graficky manual poskytuje pokyny pro použi^ jednotlivych prvků v</text:p>
      <text:p text:style-name="P154">různych kontextech a prostředich. Obsahuje informace o spravnych barevnych kodech, použi^</text:p>
      <text:p text:style-name="P155">různych typografickych stylů, ukazky spravneho sestaveni grafickych prvků a dalši specifikace,</text:p>
      <text:p text:style-name="P156">ktere zajis^ konzistentni a kvalitni prezentaci vizualni iden/ty značky.</text:p>
      <text:p text:style-name="P157">Cílem obou dokumentů je zajištění konzistence, rozpoznatelnos: a správného použi@ vizuální iden:ty</text:p>
      <text:p text:style-name="P158">značky ve všech komunikačních kanálech a materiálech.</text:p>
      <text:p text:style-name="P159">Adobe programy (Photoshop, Illustrator, InDesing)</text:p>
      <text:p text:style-name="P160"><text:span text:style-name="T161">Adobe Photoshop<text:s/></text:span><text:span text:style-name="T162">je profesionalni rastrovy graficky editor, ktery se použiva předevšim pro upravu a</text:span></text:p>
      <text:p text:style-name="P163">retušovani fotografii. Program poskytuje širokou škalu nastrojů a funkci pro upravu barev, kontrastu,</text:p>
      <text:p text:style-name="P164">ostros/, odstraňovani nedokonalos^ a vytvařeni různych efektů. Photoshop je take často využivan pro</text:p>
      <text:p text:style-name="P165">tvorbu grafickych prvků, jako jsou ikony, webove grafiky a obaly.</text:p>
      <text:p text:style-name="P166"><text:span text:style-name="T167">Adobe InDesign<text:s/></text:span><text:span text:style-name="T168">je desktopova publikovaci plaZorma určena pro tvorbu a sazbu /štěnych a digitalnich</text:span></text:p>
      <text:p text:style-name="P169">publikaci, jako jsou časopisy, knihy, brožury, letaky a interak/vni dokumenty. InDesign kombinuje</text:p>
      <text:p text:style-name="P170">pokročile nastroje pro spravu textu, grafiky a designu, což umožňuje tvorbu profesionalnich a vysoce</text:p>
      <text:p text:style-name="P171">kvalitnich publikaci. Program poskytuje možnos/ formatovani textu, tvorby sazek, propojovani</text:p>
      <text:p text:style-name="P172">souborů, spravu stranek a přizpůsobovani vystupu pro různe /skove nebo digitalni media.</text:p>
      <text:p text:style-name="P173"><text:span text:style-name="T174">Adobe Illustrator<text:s/></text:span><text:span text:style-name="T175">je vektorovy graficky editor určeny pro tvorbu ilustraci, log, grafickych prvků a</text:span></text:p>
      <text:p text:style-name="P176">vektorovych obrazků. Vektorovy format umožňuje tvorbu grafiky, ktera je nezavisla na rozlišeni a lze ji</text:p>
      <text:p text:style-name="P177">tedy libovolně zvětšovat nebo zmenšovat, aniž by došlo ke ztratě kvality. Illustrator poskytuje nastroje</text:p>
      <text:p text:style-name="P178">pro kresleni, tvorbu tvarů, manipulaci s textem, malovani, vytvařeni komplexnich ilustraci a grafickych</text:p>
      <text:soft-page-break/>
      <text:p text:style-name="P179">designů.</text:p>
      <text:p text:style-name="P180">Zakladni typograficka pravidla:</text:p>
      <text:p text:style-name="P181"><text:span text:style-name="T182">1.<text:s/></text:span><text:span text:style-name="T183">Volba vhodneho pisma</text:span><text:span text:style-name="T184">: Zvolte pismo, ktere komunikuje s cilovou skupinou a vyjadřuje</text:span></text:p>
      <text:p text:style-name="P185">spravnou osobnost a naladu. Taky by mělo mit všechny znaky, ktere chceme použivat.</text:p>
      <text:p text:style-name="P186"><text:span text:style-name="T187">2.<text:s/></text:span><text:span text:style-name="T188">Konzistence</text:span><text:span text:style-name="T189">: Dodržujte jednotny styl a pravidla pro použi^ pisma ve všech grafickych</text:span></text:p>
      <text:p text:style-name="P190">materialech značky pro jednotny a profesionalni vzhled.</text:p>
      <text:p text:style-name="P191"><text:span text:style-name="T192">3.<text:s/></text:span><text:span text:style-name="T193">Hierarchie</text:span><text:span text:style-name="T194">: Použijte velikost, tloušťku a styl pisma k vytvořeni vizualni hierarchie a</text:span></text:p>
      <text:p text:style-name="P195">zdůrazněni kličovych informaci.</text:p>
      <text:p text:style-name="P196"><text:span text:style-name="T197">4.<text:s/></text:span><text:span text:style-name="T198">Prostorove rozloženi</text:span><text:span text:style-name="T199">: Využivejte bily prostor a spravne odsazeni, aby byl text čitelny a</text:span></text:p>
      <text:p text:style-name="P200">odděleny od ostatnich prvků designu.</text:p>
      <text:p text:style-name="P201"><text:span text:style-name="T202">5.<text:s/></text:span><text:span text:style-name="T203">Balancovani</text:span><text:span text:style-name="T204">: Zajistěte vizualni rovnovahu mezi textem, obrazky a jinymi grafickymi prvky,</text:span></text:p>
      <text:p text:style-name="P205">aby design působil vyvaženě.</text:p>
      <text:p text:style-name="P206">Zakladni kompozični pravidla:</text:p>
      <text:p text:style-name="P207">Obraz/ilustrace vs pismo:</text:p>
      <text:p text:style-name="P208">Obraz, ilustrace a pismo funguji ve velmi blizkem vztahu v grafickem designu. Mohou se buď</text:p>
      <text:p text:style-name="P209">kombinovat, nebo použivat samostatně.</text:p>
      <text:p text:style-name="P210">Pismo můžeme použivat jako (headliny, subheadliny, souvisly text, popisny text NEBO může tvořit</text:p>
      <text:p text:style-name="P211">hlavni obraz, ktery něco symbolizuje)</text:p>
      <text:p text:style-name="P212">Fotografie a ilustrace mohou fungovat jako hlavni prvek nebo jako doplňujici napřiklad k souvislemu</text:p>
      <text:p text:style-name="P213">textu apod. Take mohou byt podkladem pro konkretni graficke prvky.</text:p>
      <text:p text:style-name="P214">Barevne schema + jeho použi^ v grafickem designu:</text:p>
      <text:p text:style-name="P215">Barevne schema v grafickem designu je kombinace barev použitych k vytvořeni vizualniho efektu a</text:p>
      <text:p text:style-name="P216">komunikace. Barevne schema se použiva k vytvařeni nalady, posileni sděleni, přitahovani pozornos/,</text:p>
      <text:p text:style-name="P217">diferenciaci prvků a vytvařeni vizualni rovnovahy v grafickem designu.</text:p>
      <text:p text:style-name="P218"><text:span text:style-name="T219">•<text:s/></text:span><text:span text:style-name="T220">Červena<text:s/></text:span><text:span text:style-name="T221">může symbolizovat vašeň, lasku, energii, silu, pozornost, a take nebezpeči.</text:span></text:p>
      <text:p text:style-name="P222"><text:span text:style-name="T223">•<text:s/></text:span><text:span text:style-name="T224">Modra<text:s/></text:span><text:span text:style-name="T225">může symbolizovat klid, důvěru, spolehlivost, stabilitu, harmonii, a take studenost.</text:span></text:p>
      <text:p text:style-name="P226"><text:span text:style-name="T227">•<text:s/></text:span><text:span text:style-name="T228">Zelena<text:s/></text:span><text:span text:style-name="T229">může symbolizovat přirodu, život, svěžest, zdravi, obnovu, a take prosperitu.</text:span></text:p>
      <text:p text:style-name="P230"><text:span text:style-name="T231">•<text:s/></text:span><text:span text:style-name="T232">Žluta<text:s/></text:span><text:span text:style-name="T233">může symbolizovat radost, štěs^, energii, op/mismus, krea/vitu, a take varovani.</text:span></text:p>
      <text:p text:style-name="P234"><text:span text:style-name="T235">•<text:s/></text:span><text:span text:style-name="T236">Oranžova<text:s/></text:span><text:span text:style-name="T237">může symbolizovat vitalitu, nadšeni, hřejivost, přatelskost, krea/vitu, a take jiskru.</text:span></text:p>
      <text:p text:style-name="P238"><text:span text:style-name="T239">•<text:s/></text:span><text:span text:style-name="T240">Fialova<text:s/></text:span><text:span text:style-name="T241">může symbolizovat luxus, tajemstvi, spiritualitu, fantazii, eleganci, a take smutek.</text:span></text:p>
      <text:p text:style-name="P242"><text:span text:style-name="T243">RGB<text:s/></text:span><text:span text:style-name="T244">je adi/vni barevny model použivany pro zobrazeni barev na displejich, jako jsou monitory,</text:span></text:p>
      <text:p text:style-name="P245">televize a webove stranky. V tomto modelu se světlo kombinuje ve třech primarnich barvach</text:p>
      <text:p text:style-name="P246">(červena, zelena, modra), aby vytvořilo širokou škalu barev. Kombinace maximalniho zastoupeni</text:p>
      <text:p text:style-name="P247">těchto tři barev vytvaři čistou bilou.</text:p>
      <text:p text:style-name="P248"><text:span text:style-name="T249">CMYK<text:s/></text:span><text:span text:style-name="T250">je subtrak/vni barevny model použivany pro /sk a /skove procesy. Tento model se zaklada na</text:span></text:p>
      <text:soft-page-break/>
      <text:p text:style-name="P251">kombinaci čtyř primarnich barev (cyan, magenta, žluta, černa), ktere absorbuje světlo a vytvaři tak</text:p>
      <text:p text:style-name="P252">ods^ny barev. Kombinace maximalniho zastoupeni těchto čtyř barev by měla teore/cky vytvořit</text:p>
      <text:p text:style-name="P253">černou, ale kvůli nepřesnostem v /skovych procesech se přidava take černa barva (K), ktera pomaha</text:p>
      <text:p text:style-name="P254">vytvořit sytějši a čistši černe ods^ny.</text:p>
      <text:p text:style-name="P255">Kde najit vhodne zdroje a vizualni nastroje:</text:p>
      <text:p text:style-name="P256"><text:span text:style-name="T257">•<text:s/></text:span><text:span text:style-name="T258">Stockove fotografie</text:span><text:span text:style-name="T259">: Webove plaZormy, jako je Shuverstock, Adobe Stock, Unsplash a</text:span></text:p>
      <text:p text:style-name="P260">Pixabay, nabizeji rozsahle knihovny profesionalnich fotografii a obrazků, ktere lze legalně</text:p>
      <text:p text:style-name="P261">použit v grafickem designu.</text:p>
      <text:p text:style-name="P262"><text:span text:style-name="T263">•<text:s/></text:span><text:span text:style-name="T264">Graficke prvky a ikony</text:span><text:span text:style-name="T265">: Webove stranky, jako je Freepik nebo Fla/con, poskytuji širokou škalu</text:span></text:p>
      <text:p text:style-name="P266">grafickych prvků, ikon a vektorovych souborů, ktere lze použit pro tvorbu grafickych designů.</text:p>
      <text:p text:style-name="P267"><text:span text:style-name="T268">•<text:s/></text:span><text:span text:style-name="T269">Typografie</text:span><text:span text:style-name="T270">: Existuje mnoho online knihoven, jako je Google Fonts nebo Adobe Fonts, ktere</text:span></text:p>
      <text:p text:style-name="P271">nabizeji široky vyběr pisem pro různe graficke projekty. Mnoho z těchto zdrojů nabizi pisma</text:p>
      <text:p text:style-name="P272">zdarma nebo za poplatek.</text:p>
      <text:p text:style-name="P273"><text:span text:style-name="T274">•<text:s/></text:span><text:span text:style-name="T275">Textury a pozadi</text:span><text:span text:style-name="T276">: Webove stranky, jako je Texture King nebo Textures.com, poskytuji širokou</text:span></text:p>
      <text:p text:style-name="P277">škalu textur a pozadi, ktere lze použit pro tvorbu grafiky s texturou a prostorovym dojmem.</text:p>
      <text:p text:style-name="P278"><text:span text:style-name="T279">•<text:s/></text:span><text:span text:style-name="T280">Graficke programy</text:span><text:span text:style-name="T281">: Graficke programy, jako je Adobe Photoshop, Adobe Illustrator nebo</text:span></text:p>
      <text:p text:style-name="P282">CorelDRAW, obsahuji take interni knihovny grafickych prvků, štětců, vzorů a filtrů, ktere lze</text:p>
      <text:p text:style-name="P283">využit při tvorbě grafiky.</text:p>
      <text:p text:style-name="P284"><text:span text:style-name="T285">•<text:s/></text:span><text:span text:style-name="T286">Vlastni tvorba</text:span><text:span text:style-name="T287">: Dalšim zdrojem pro graficke a fotograficke učely může byt vlastni tvorba.</text:span></text:p>
      <text:p text:style-name="P288">Můžete fotografovat vlastni fotografie, vytvařet vlastni ilustrace nebo designovat vlastni</text:p>
      <text:p text:style-name="P289">grafiku pomoci grafickych programů.</text:p>
      <text:p text:style-name="P290">a Envato – tam je všechno</text:p>
      <text:p text:style-name="P291">Bonus</text:p>
      <text:p text:style-name="P292">__________________________________________________________________________________</text:p>
      <text:p text:style-name="P293">Přiklady zdařilych vizualnich iden/t:</text:p>
      <text:p text:style-name="P294">(tady doporučuji, aby si každy našel vlastni favority, ktere ma nejvice nafetovane)</text:p>
      <text:p text:style-name="P295">Prezidentska kampaň Petra Pavla</text:p>
      <text:p text:style-name="P296"><text:span text:style-name="T297">•<text:s/></text:span><text:span text:style-name="T298">Přitomny jsou všechny důležite prvky jednotneho vizualniho stylu – logo, pismo i barevnost –</text:span></text:p>
      <text:p text:style-name="P299">a jejich vzajemnemu souladu prak/cky neni co vytknout.</text:p>
      <text:p text:style-name="P300"><text:span text:style-name="T301">•<text:s/></text:span><text:span text:style-name="T302">Piktogram českeho lva - česky prezident, silny jako lev, to zni přitažlivě xd</text:span></text:p>
      <text:p text:style-name="P303"><text:span text:style-name="T304">•<text:s/></text:span><text:span text:style-name="T305">Linearni bezserifove pismo ma střizlivou a čistou formu, zaroveň je dostatečně vyrazna.</text:span></text:p>
      <text:p text:style-name="P306"><text:span text:style-name="T307">•<text:s/></text:span><text:span text:style-name="T308">Vizualni iden/ta použiva převažně bile pozadi (obecně pla^, že kladny hrdina ve filmu je</text:span></text:p>
      <text:p text:style-name="P309">oblečeny v bilem, kdežto zly je v černem)</text:p>
      <text:p text:style-name="P310">Vizualni iden1ta Ins1tuce Formule1</text:p>
      <text:p text:style-name="P311"><text:span text:style-name="T312">•<text:s/></text:span><text:span text:style-name="T313">Vytvořila ji agentura Wieden+Kennedy</text:span></text:p>
      <text:soft-page-break/>
      <text:p text:style-name="P314"><text:span text:style-name="T315">•<text:s/></text:span><text:span text:style-name="T316">Cil byl zaktrak/vnit značku, aby přitahovala stale i nove fanoušky</text:span></text:p>
      <text:p text:style-name="P317"><text:span text:style-name="T318">•<text:s/></text:span><text:span text:style-name="T319">Logo bylo vytvořeno s cilem na rychlost, dynamiku a směr dopředu</text:span></text:p>
      <text:p text:style-name="P320"><text:span text:style-name="T321">•<text:s/></text:span><text:span text:style-name="T322">Velka čast designu musela byt navržena tak, aby fungovala i v digitalnim prostředi (TV</text:span></text:p>
      <text:p text:style-name="P323">přenosy, youtube videa atd.)</text:p>
      <text:p text:style-name="P324"><text:span text:style-name="T325">•<text:s/></text:span><text:span text:style-name="T326">Typografie je take hodně dynamicka, bezserifova a s nadechem retro pro důstojnost k historii</text:span></text:p>
      <text:p text:style-name="P327">Škoda auto</text:p>
      <text:p text:style-name="P328"><text:span text:style-name="T329">•<text:s/></text:span><text:span text:style-name="T330">2018 – designova agentura MAKA</text:span></text:p>
      <text:p text:style-name="P331"><text:span text:style-name="T332">•<text:s/></text:span><text:span text:style-name="T333">posileni značky a přizpůsobeni se modernim trendům v oblas/ designu (elektro auta lol)</text:span></text:p>
      <text:p text:style-name="P334"><text:span text:style-name="T335">•<text:s/></text:span><text:span text:style-name="T336">posilit iden/tu značky na globalni urovni a lepe ji rozlišit od ostatnich automobilovych značek</text:span></text:p>
      <text:p text:style-name="P337"><text:span text:style-name="T338">•<text:s/></text:span><text:span text:style-name="T339">změna typografie na vice atrak/vnějši</text:span></text:p>
      <text:p text:style-name="P340"><text:span text:style-name="T341">•<text:s/></text:span><text:span text:style-name="T342">to same pla^ i pro barvu</text:span></text:p>
      <text:p text:style-name="P343"><text:span text:style-name="T344">•<text:s/></text:span><text:span text:style-name="T345">logo ma v sobě zabudovanou diakri/k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-Italic" svg:font-family="Calibri-Italic" style:font-family-generic="system" svg:panose-1="0 0 0 0 0 0 0 0 0 0"/>
    <style:font-face style:name="Calibri-Bold" svg:font-family="Calibri-Bold" style:font-family-generic="system" svg:panose-1="0 0 0 0 0 0 0 0 0 0"/>
    <style:font-face style:name="SymbolMT" svg:font-family="SymbolMT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15T12:26:00Z</meta:creation-date>
    <dc:date>2023-05-15T12:27:00Z</dc:date>
    <meta:template xlink:href="Normal.dotm" xlink:type="simple"/>
    <meta:editing-cycles>1</meta:editing-cycles>
    <meta:editing-duration>PT60S</meta:editing-duration>
    <meta:document-statistic meta:page-count="6" meta:paragraph-count="26" meta:word-count="1932" meta:character-count="13311" meta:row-count="95" meta:non-whitespace-character-count="11405"/>
  </office:meta>
</office:document-meta>
</file>